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 Text" svg:font-family="'Google Sans Text', sans-serif"/>
    <style:font-face style:name="Google Sans" svg:font-family="'Google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0cm" fo:margin-top="0cm" fo:margin-bottom="0.423cm" loext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" style:family="paragraph" style:parent-style-name="Text_20_body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 Text"/>
    </style:style>
    <style:style style:name="P3" style:family="paragraph" style:parent-style-name="Text_20_body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 Text"/>
    </style:style>
    <style:style style:name="P4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 Text"/>
    </style:style>
    <style:style style:name="P5" style:family="paragraph" style:parent-style-name="Text_20_body" style:list-style-name="L1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 Text"/>
    </style:style>
    <style:style style:name="P6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 Text"/>
    </style:style>
    <style:style style:name="P7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 Text"/>
    </style:style>
    <style:style style:name="P8" style:family="paragraph" style:parent-style-name="Text_20_body" style:list-style-name="L2" style:master-page-name="">
      <style:paragraph-properties fo:margin-left="0cm" fo:margin-right="0cm" fo:margin-top="0cm" fo:margin-bottom="0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 Text"/>
    </style:style>
    <style:style style:name="P9" style:family="paragraph" style:parent-style-name="Text_20_body" style:master-page-name="">
      <style:paragraph-properties fo:margin-left="0cm" fo:margin-right="0cm" fo:margin-top="0cm" fo:margin-bottom="0.212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 Text"/>
    </style:style>
    <style:style style:name="P10" style:family="paragraph" style:parent-style-name="Text_20_body" style:master-page-name="">
      <style:paragraph-properties fo:margin-left="0cm" fo:margin-right="0cm" fo:margin-top="0cm" fo:margin-bottom="0.212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 Text"/>
    </style:style>
    <style:style style:name="P11" style:family="paragraph" style:parent-style-name="Heading_20_2" style:master-page-name="">
      <style:paragraph-properties fo:margin-left="0cm" fo:margin-right="0cm" fo:margin-top="0cm" fo:margin-bottom="0.212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"/>
    </style:style>
    <style:style style:name="P12" style:family="paragraph" style:parent-style-name="Heading_20_3" style:master-page-name="">
      <style:paragraph-properties fo:margin-left="0cm" fo:margin-right="0cm" fo:margin-top="0cm" fo:margin-bottom="0.212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"/>
    </style:style>
    <style:style style:name="P13" style:family="paragraph" style:parent-style-name="Heading_20_3" style:master-page-name="">
      <style:paragraph-properties fo:margin-left="0cm" fo:margin-right="0cm" fo:margin-top="0cm" fo:margin-bottom="0.212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"/>
    </style:style>
    <style:style style:name="P14" style:family="paragraph" style:parent-style-name="Heading_20_3" style:master-page-name="">
      <style:paragraph-properties fo:margin-left="0cm" fo:margin-right="0cm" fo:margin-top="0cm" fo:margin-bottom="0.212cm" loext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b1c1d" style:font-name="Google Sans"/>
    </style:style>
    <style:style style:name="T1" style:family="text">
      <style:text-properties fo:font-weight="bold" loext:padding="0cm" loext:border="none"/>
    </style:style>
    <style:style style:name="T2" style:family="text">
      <style:text-properties fo:color="#1b1c1d" style:font-name="Google Sans Tex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/></text:p>
      <text:section text:style-name="Sect1" text:name="model-response-message-contentr_c30ffee503850e4f">
        <text:h text:style-name="P11" text:outline-level="2">Resumo da Análise do Vazamento de Dados e a LGPD</text:h>
        <text:p text:style-name="P2">O caso central para a análise foi o <text:span text:style-name="T1">megavazamento de dados que expôs informações de mais de 220 milhões de brasileiros</text:span> (CPF, nome, endereço, etc.), noticiado em 2021.</text:p>
        <text:h text:style-name="P12" text:outline-level="3">1. Artigos da LGPD Violados</text:h>
        <text:p text:style-name="P2">A empresa (Controladora) responsável pelos dados violou principalmente o <text:span text:style-name="T1">Art. 46 (Dever de Segurança)</text:span>, ao falhar em adotar medidas técnicas e administrativas aptas a proteger os dados pessoais. Essa falha também constitui violação dos princípios de <text:span text:style-name="T1">Segurança</text:span> e <text:span text:style-name="T1">Prevenção</text:span> (Art. 6º).</text:p>
        <text:h text:style-name="P12" text:outline-level="3">2. Responsabilidades Imediatas da Empresa</text:h>
        <text:p text:style-name="P9">Após a descoberta do incidente, a Controladora é obrigada, conforme o Art. 48, a:</text:p>
        <text:list xml:id="list2762226841" text:style-name="L1">
          <text:list-item>
            <text:p text:style-name="P4"><text:span text:style-name="T1">Comunicar a ANPD:</text:span> Informar a Autoridade Nacional de Proteção de Dados (ANPD) em um <text:span text:style-name="T1">prazo razoável</text:span> (regulamento exige 3 dias úteis), detalhando a natureza e os riscos do vazamento.</text:p>
          </text:list-item>
          <text:list-item>
            <text:p text:style-name="P4"><text:span text:style-name="T1">Notificar os Titulares:</text:span> Comunicar <text:span text:style-name="T1">imediatamente</text:span> os milhões de brasileiros afetados de forma clara, indicando os dados vazados e as medidas que podem tomar para se proteger dos possíveis danos.</text:p>
          </text:list-item>
        </text:list>
        <text:h text:style-name="P12" text:outline-level="3">3. Penalidades Possíveis (Art. 52)</text:h>
        <text:p text:style-name="P9">Devido à gravidade e ao volume de dados expostos, a ANPD poderia aplicar as seguintes sanções administrativas:</text:p>
        <text:list xml:id="list2777510587" text:style-name="L2">
          <text:list-item>
            <text:p text:style-name="P6"><text:span text:style-name="T1">Multa Simples:</text:span> A mais severa, podendo chegar a <text:span text:style-name="T1">2% do faturamento</text:span> da empresa no ano anterior, limitada a <text:span text:style-name="T1">R$ 50 milhões</text:span> por infração.</text:p>
          </text:list-item>
          <text:list-item>
            <text:p text:style-name="P6"><text:span text:style-name="T1">Publicização da Infração:</text:span> Tornar pública a violação da lei.</text:p>
          </text:list-item>
          <text:list-item>
            <text:p text:style-name="P6"><text:span text:style-name="T1">Bloqueio e/ou Eliminação</text:span> dos dados pessoais envolvidos no incidente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 Text" svg:font-family="'Google Sans Text', sans-serif"/>
    <style:font-face style:name="Google Sans" svg:font-family="'Google Sans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3T19:32:04.015000000</meta:creation-date>
    <dc:date>2025-10-03T19:33:00.095000000</dc:date>
    <meta:editing-duration>PT56S</meta:editing-duration>
    <meta:editing-cycles>1</meta:editing-cycles>
    <meta:document-statistic meta:table-count="0" meta:image-count="0" meta:object-count="0" meta:page-count="1" meta:paragraph-count="13" meta:word-count="229" meta:character-count="1422" meta:non-whitespace-character-count="1211"/>
    <meta:generator>Neat_Office/6.2.8.2$Windows_x86 LibreOffice_project/</meta:generator>
  </office:meta>
</office:document-meta>
</file>